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language="ru" fo:country="RU" officeooo:rsid="0004def0" officeooo:paragraph-rsid="0004def0" style:font-size-asian="24pt" style:font-size-complex="2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8pt" fo:language="ru" fo:country="RU" officeooo:rsid="0004def0" officeooo:paragraph-rsid="0004def0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fo:language="ru" fo:country="RU" officeooo:rsid="00054d16" officeooo:paragraph-rsid="00054d16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о задании №5 (изучение процесса разряда и заряда конденсатора)</text:p>
      <text:p text:style-name="P1"/>
      <text:p text:style-name="P1"/>
      <text:p text:style-name="P3">Как дела?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ыполнила Кишишьян Ольга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1-17T19:20:45.543000000</dc:date>
    <meta:editing-duration>PT4M34S</meta:editing-duration>
    <meta:editing-cycles>4</meta:editing-cycles>
    <meta:document-statistic meta:table-count="0" meta:image-count="0" meta:object-count="0" meta:page-count="1" meta:paragraph-count="3" meta:word-count="15" meta:character-count="101" meta:non-whitespace-character-count="89"/>
  </office:meta>
</office:document-meta>
</file>